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166.96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36.86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94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Название теста</text:p>
          </table:table-cell>
          <table:table-cell office:value-type="string" calcext:value-type="string">
            <text:p>Корректный логин <text:a xlink:href="http://www.labirint.ru/" xlink:type="simple">www.labirint.ru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Функия теста</text:p>
          </table:table-cell>
          <table:table-cell office:value-type="string" calcext:value-type="string">
            <text:p>Ввод логин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едусловие</text:p>
          </table:table-cell>
          <table:table-cell office:value-type="string" calcext:value-type="string">
            <text:p>Сайт <text:a xlink:href="http://www.labirint.ru/" xlink:type="simple">www.labirint.ru</text:a> доступен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Работающй интерне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Есть авторизация пользователя на <text:a xlink:href="http://www.labirint.ru/" xlink:type="simple">www.labirint.ru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Действие</text:p>
          </table:table-cell>
          <table:table-cell office:value-type="string" calcext:value-type="string">
            <text:p>Ожидаемый результа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Открыть <text:a xlink:href="http://www.labirint.ru/" xlink:type="simple">www.labirint.ru</text:a></text:p>
          </table:table-cell>
          <table:table-cell office:value-type="string" calcext:value-type="string">
            <text:p>Открытие сайта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Кликнуть на поле Логин</text:p>
          </table:table-cell>
          <table:table-cell office:value-type="string" calcext:value-type="string">
            <text:p>Поле логин доступн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аги теста</text:p>
          </table:table-cell>
          <table:table-cell office:value-type="string" calcext:value-type="string">
            <text:p>Ввести корректный <text:s/>логин</text:p>
          </table:table-cell>
          <table:table-cell office:value-type="string" calcext:value-type="string">
            <text:p>Подтверждение <text:s/>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Ввести логин, используя <text:s/>верхний регистр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Ввести логин, используя <text:s/>нижний регистр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Ввести логин на русской раскладке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Оставить поле логин пустым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остусловие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1:01:49.180817762</meta:creation-date>
    <dc:date>2018-10-03T21:45:33.121681818</dc:date>
    <meta:editing-duration>PT9M30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